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officeooo:paragraph-rsid="0004cad6"/>
    </style:style>
    <style:style style:name="T1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Table_20_Contents"><text:text-input text:description="">urbanEventObj.getRecipients()[i].getStreet()</text:text-input>, <text:text-input text:description="">urbanEventObj.getRecipients()[i].getNumber()</text:text-input></text:p>
            <text:p text:style-name="Table_20_Contents"><text:text-input text:description="">urbanEventObj.getRecipients()[i].getAdr1()</text:text-input></text:p>
          </table:table-cell>
          <table:table-cell table:style-name="Tableau1.B1" office:value-type="string">
            <text:p text:style-name="Standard"><text:text-input text:description="">urbanEventObj.getRecipients()[i+1].getName()</text:text-input><text:s/><text:text-input text:description="">urbanEventObj.getRecipients()[i+1].getFirstname()</text:text-input></text:p>
            <text:p text:style-name="P1"><text:text-input text:description="">urbanEventObj.getRecipients()[i+1].getStreet()</text:text-input>, <text:text-input text:description="">urbanEventObj.getRecipients()[i+1].getNumber()</text:text-input></text:p>
            <text:p text:style-name="Table_20_Contents"><text:text-input text:description="">urbanEventObj.getRecipients()[i+1].getAdr1()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5cm" fo:margin-bottom="0.85cm" fo:margin-left="0.42cm" fo:margin-right="0.4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6-05-20T15:18:39</meta:creation-date>
    <dc:date>2020-03-10T13:47:02.602287556</dc:date>
    <meta:editing-duration>PT35M21S</meta:editing-duration>
    <meta:editing-cycles>11</meta:editing-cycles>
    <meta:generator>LibreOffice/6.3.4.2$Linux_X86_64 LibreOffice_project/30$Build-2</meta:generator>
    <meta:document-statistic meta:table-count="1" meta:image-count="0" meta:object-count="0" meta:page-count="1" meta:paragraph-count="6" meta:word-count="32" meta:character-count="474" meta:non-whitespace-character-count="470"/>
  </office:meta>
</office:document-meta>
</file>